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1012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1012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101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101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101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101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101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101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101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1017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1014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1014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101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101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021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021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021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021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019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101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1014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101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06:2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10:42:07</dc:date>
    <meta:editing-duration>PT7H50M52S</meta:editing-duration>
    <meta:editing-cycles>66</meta:editing-cycles>
    <meta:generator>LibreOffice/4.0.4.2$Linux_X86_64 LibreOffice_project/400m0$Build-2</meta:generator>
    <meta:document-statistic meta:table-count="1" meta:cell-count="90" meta:object-count="0"/>
  </office:meta>
</office:document-meta>
</file>